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6.56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287.29pt"/>
    </style:style>
    <style:style style:name="co7" style:family="table-column">
      <style:table-column-properties fo:break-before="auto" style:column-width="9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SimSun" style:font-name-complex="Lucida Sans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amageTyp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damage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style-name="ce1" table:number-columns-repeated="2"/>
          <table:table-cell table:formula="of:=CONCATENATE([.A2];&quot;: {name: '&quot;;[.B2];&quot;', type: Types.&quot;;[.C2];&quot;, power: &quot;;[.D2];&quot;, accuracy: &quot;;[.E2];&quot;, effect: Effects.&quot;;[.F2];&quot;, pp: &quot;;[.H2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G2]&lt;&gt;&quot;&quot;;CONCATENATE(&quot;, damagetype: '&quot;;[.G2];&quot;'&quot;);&quot;&quot;)" office:value-type="string" office:string-value=", damagetype: 'PHYS'" calcext:value-type="string">
            <text:p>, damagetype: 'PHYS'</text:p>
          </table:table-cell>
          <table:table-cell table:style-name="ce3" table:formula="of:=IF([.J2]&lt;&gt;&quot;&quot;;CONCATENATE(&quot;, range: &quot;;[.J2];&quot;&quot;);&quot;&quot;)">
            <text:p/>
          </table:table-cell>
          <table:table-cell table:style-name="ce3" table:formula="of:=IF([.I2]&lt;&gt;&quot;&quot;;CONCATENATE(&quot;, stat: Stats.&quot;;[.I2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K2:.O2])" office:value-type="string" office:string-value="TACKLE: {name: 'Tackle', type: Types.NORMAL, power: 40, accuracy: 100, effect: Effects.DAMAGE, pp: 35, damagetype: 'PHYS'}," calcext:value-type="string">
            <text:p>TACKLE: {name: 'Tackle', type: Types.NORMAL, power: 40, accuracy: 100, effect: Effects.DAMAGE, pp: 35, damagetype: 'PHYS'},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style-name="ce1" table:number-columns-repeated="2"/>
          <table:table-cell table:formula="of:=CONCATENATE([.A3];&quot;: {name: '&quot;;[.B3];&quot;', type: Types.&quot;;[.C3];&quot;, power: &quot;;[.D3];&quot;, accuracy: &quot;;[.E3];&quot;, effect: Effects.&quot;;[.F3];&quot;, pp: &quot;;[.H3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G3]&lt;&gt;&quot;&quot;;CONCATENATE(&quot;, damagetype: '&quot;;[.G3];&quot;'&quot;);&quot;&quot;)" office:value-type="string" office:string-value=", damagetype: 'PHYS'" calcext:value-type="string">
            <text:p>, damagetype: 'PHYS'</text:p>
          </table:table-cell>
          <table:table-cell table:style-name="ce3" table:formula="of:=IF([.J3]&lt;&gt;&quot;&quot;;CONCATENATE(&quot;, range: &quot;;[.J3];&quot;&quot;);&quot;&quot;)">
            <text:p/>
          </table:table-cell>
          <table:table-cell table:style-name="ce3" table:formula="of:=IF([.I3]&lt;&gt;&quot;&quot;;CONCATENATE(&quot;, stat: Stats.&quot;;[.I3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K3:.O3])" office:value-type="string" office:string-value="SCRATCH: {name: 'Scratch', type: Types.NORMAL, power: 40, accuracy: 100, effect: Effects.DAMAGE, pp: 35, damagetype: 'PHYS'}," calcext:value-type="string">
            <text:p>SCRATCH: {name: 'Scratch', type: Types.NORMAL, power: 40, accuracy: 100, effect: Effects.DAMAGE, pp: 35, damagetype: 'PHYS'},</text:p>
          </table:table-cell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DEFENSE</text:p>
          </table:table-cell>
          <table:table-cell table:style-name="ce1"/>
          <table:table-cell table:formula="of:=CONCATENATE([.A4];&quot;: {name: '&quot;;[.B4];&quot;', type: Types.&quot;;[.C4];&quot;, power: &quot;;[.D4];&quot;, accuracy: &quot;;[.E4];&quot;, effect: Effects.&quot;;[.F4];&quot;, pp: &quot;;[.H4])" office:value-type="string" office:string-value="TAIL_WHIP: {name: 'Tail Whip', type: Types.NORMAL, power: 0, accuracy: 100, effect: Effects.NONE, pp: 30" calcext:value-type="string">
            <text:p>TAIL_WHIP: {name: 'Tail Whip', type: Types.NORMAL, power: 0, accuracy: 100, effect: Effects.NONE, pp: 30</text:p>
          </table:table-cell>
          <table:table-cell table:formula="of:=IF([.G4]&lt;&gt;&quot;&quot;;CONCATENATE(&quot;, damagetype: '&quot;;[.G4];&quot;'&quot;);&quot;&quot;)">
            <text:p/>
          </table:table-cell>
          <table:table-cell table:style-name="ce3" table:formula="of:=IF([.J4]&lt;&gt;&quot;&quot;;CONCATENATE(&quot;, range: &quot;;[.J4];&quot;&quot;);&quot;&quot;)">
            <text:p/>
          </table:table-cell>
          <table:table-cell table:style-name="ce3" table:formula="of:=IF([.I4]&lt;&gt;&quot;&quot;;CONCATENATE(&quot;, stat: Stats.&quot;;[.I4];&quot;&quot;);&quot;&quot;)" office:value-type="string" office:string-value=", stat: Stats.DEFENSE" calcext:value-type="string">
            <text:p>, stat: Stats.DEFENSE</text:p>
          </table:table-cell>
          <table:table-cell office:value-type="string" calcext:value-type="string">
            <text:p>},</text:p>
          </table:table-cell>
          <table:table-cell table:formula="of:=COM.MICROSOFT.CONCAT([.K4:.O4])" office:value-type="string" office:string-value="TAIL_WHIP: {name: 'Tail Whip', type: Types.NORMAL, power: 0, accuracy: 100, effect: Effects.NONE, pp: 30, stat: Stats.DEFENSE}," calcext:value-type="string">
            <text:p>TAIL_WHIP: {name: 'Tail Whip', type: Types.NORMAL, power: 0, accuracy: 100, effect: Effects.NONE, pp: 30, stat: Stats.DEFENSE},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ATTACK</text:p>
          </table:table-cell>
          <table:table-cell table:style-name="ce1"/>
          <table:table-cell table:formula="of:=CONCATENATE([.A5];&quot;: {name: '&quot;;[.B5];&quot;', type: Types.&quot;;[.C5];&quot;, power: &quot;;[.D5];&quot;, accuracy: &quot;;[.E5];&quot;, effect: Effects.&quot;;[.F5];&quot;, pp: &quot;;[.H5])" office:value-type="string" office:string-value="GROWL: {name: 'Growl', type: Types.NORMAL, power: 0, accuracy: 100, effect: Effects.NONE, pp: 40" calcext:value-type="string">
            <text:p>GROWL: {name: 'Growl', type: Types.NORMAL, power: 0, accuracy: 100, effect: Effects.NONE, pp: 40</text:p>
          </table:table-cell>
          <table:table-cell table:formula="of:=IF([.G5]&lt;&gt;&quot;&quot;;CONCATENATE(&quot;, damagetype: '&quot;;[.G5];&quot;'&quot;);&quot;&quot;)">
            <text:p/>
          </table:table-cell>
          <table:table-cell table:style-name="ce3" table:formula="of:=IF([.J5]&lt;&gt;&quot;&quot;;CONCATENATE(&quot;, range: &quot;;[.J5];&quot;&quot;);&quot;&quot;)">
            <text:p/>
          </table:table-cell>
          <table:table-cell table:style-name="ce3" table:formula="of:=IF([.I5]&lt;&gt;&quot;&quot;;CONCATENATE(&quot;, stat: Stats.&quot;;[.I5];&quot;&quot;);&quot;&quot;)" office:value-type="string" office:string-value=", stat: Stats.ATTACK" calcext:value-type="string">
            <text:p>, stat: Stats.ATTACK</text:p>
          </table:table-cell>
          <table:table-cell office:value-type="string" calcext:value-type="string">
            <text:p>},</text:p>
          </table:table-cell>
          <table:table-cell table:formula="of:=COM.MICROSOFT.CONCAT([.K5:.O5])" office:value-type="string" office:string-value="GROWL: {name: 'Growl', type: Types.NORMAL, power: 0, accuracy: 100, effect: Effects.NONE, pp: 40, stat: Stats.ATTACK}," calcext:value-type="string">
            <text:p>GROWL: {name: 'Growl', type: Types.NORMAL, power: 0, accuracy: 100, effect: Effects.NONE, pp: 40, stat: Stats.ATTACK},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H6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G6]&lt;&gt;&quot;&quot;;CONCATENATE(&quot;, damagetype: '&quot;;[.G6];&quot;'&quot;);&quot;&quot;)" office:value-type="string" office:string-value=", damagetype: 'SPEC'" calcext:value-type="string">
            <text:p>, damagetype: 'SPEC'</text:p>
          </table:table-cell>
          <table:table-cell table:style-name="ce3" table:formula="of:=IF([.J6]&lt;&gt;&quot;&quot;;CONCATENATE(&quot;, range: &quot;;[.J6];&quot;&quot;);&quot;&quot;)" office:value-type="string" office:string-value=", range: 3" calcext:value-type="string">
            <text:p>, range: 3</text:p>
          </table:table-cell>
          <table:table-cell table:style-name="ce3" table:formula="of:=IF([.I6]&lt;&gt;&quot;&quot;;CONCATENATE(&quot;, stat: Stats.&quot;;[.I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K6:.O6])" office:value-type="string" office:string-value="EMBER: {name: 'Ember', type: Types.FIRE, power: 40, accuracy: 100, effect: Effects.DAMAGE, pp: 25, damagetype: 'SPEC', range: 3}," calcext:value-type="string">
            <text:p>EMBER: {name: 'Ember', type: Types.FIRE, power: 40, accuracy: 100, effect: Effects.DAMAGE, pp: 25, damagetype: 'SPEC', range: 3},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U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RD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DRO_PUM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PER_FA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ECH_S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RROR_MO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N_MISS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ISON_POW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ISON_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YBE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_ATT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ZOR_LEA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ND_ATT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ULL_BAS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_POW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AR_BE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ING_SH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UN_SP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PER_FA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PERSONI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INEED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NE_WHI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GU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RLWI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G_ATT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15"/>
        </table:table-row>
      </table:table>
      <table:table table:name="Pokemon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aggressive</text:p>
          </table:table-cell>
          <table:table-cell office:value-type="string" calcext:value-type="string">
            <text:p>typ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A2];&quot;: {name: '&quot;;[.B2];&quot;', tile: new ut.Tile('&quot;;[.C2];&quot;', &quot;;[.D2];&quot;, &quot;;[.E2];&quot;, &quot;;[.F2];&quot;)&quot;)" office:value-type="string" office:string-value="BULBASAUR: {name: 'Bulbasaur', tile: new ut.Tile('b', 0, 128, 0)" calcext:value-type="string">
            <text:p>BULBASAUR: {name: 'Bulbasaur', tile: new ut.Tile('b', 0, 128, 0)</text:p>
          </table:table-cell>
          <table:table-cell table:formula="of:=CONCATENATE(&quot;, aggressive: &quot;;[.G2];&quot;, type: Types.&quot;;[.H2]; &quot;, hp: &quot;;[.J2];&quot;, attack:&quot;;[.K2];&quot;, defense: &quot;;[.L2];&quot;, spAttack:&quot;;[.M2];&quot;, spDefense:&quot;; [.N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O2];&quot;, xp: &quot;;[.P2];&quot;, skills: []},&quot;)" office:value-type="string" office:string-value=", speed: 45, xp: 64, skills: []}," calcext:value-type="string">
            <text:p>, speed: 45, xp: 64, skills: []},</text:p>
          </table:table-cell>
          <table:table-cell table:formula="of:=COM.MICROSOFT.CONCAT([.S2:.U2])" office:value-type="string" office:string-value="BULBASAUR: {name: 'Bulbasaur', tile: new ut.Tile('b', 0, 128, 0), aggressive: true, type: Types.GRASS, hp: 45, attack:49, defense: 49, spAttack:65, spDefense:65, speed: 45, xp: 64, skills: []}," calcext:value-type="string">
            <text:p>BULBASAUR: {name: 'Bulbasaur', tile: new ut.Tile('b', 0, 128, 0), aggressive: true, type: Types.GRASS, hp: 45, attack:49, defense: 49, spAttack:65, spDefense:65, speed: 45, xp: 64, skills: []},</text:p>
          </table:table-cell>
          <table:table-cell table:formula="of:=IF([.Q2]&lt;&gt;&quot;&quot;;CONCATENATE(&quot;Races.&quot;;[.A2];&quot;.evolution = {minLevel: &quot;;[.R2];&quot;, race: Races.&quot;;[.Q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A3];&quot;: {name: '&quot;;[.B3];&quot;', tile: new ut.Tile('&quot;;[.C3];&quot;', &quot;;[.D3];&quot;, &quot;;[.E3];&quot;, &quot;;[.F3];&quot;)&quot;)" office:value-type="string" office:string-value="IVYSAUR: {name: 'Ivysaur', tile: new ut.Tile('I', 0, 128, 0)" calcext:value-type="string">
            <text:p>IVYSAUR: {name: 'Ivysaur', tile: new ut.Tile('I', 0, 128, 0)</text:p>
          </table:table-cell>
          <table:table-cell table:formula="of:=CONCATENATE(&quot;, aggressive: &quot;;[.G3];&quot;, type: Types.&quot;;[.H3]; &quot;, hp: &quot;;[.J3];&quot;, attack:&quot;;[.K3];&quot;, defense: &quot;;[.L3];&quot;, spAttack:&quot;;[.M3];&quot;, spDefense:&quot;; [.N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O3];&quot;, xp: &quot;;[.P3];&quot;, skills: []},&quot;)" office:value-type="string" office:string-value=", speed: 60, xp: 141, skills: []}," calcext:value-type="string">
            <text:p>, speed: 60, xp: 141, skills: []},</text:p>
          </table:table-cell>
          <table:table-cell table:formula="of:=COM.MICROSOFT.CONCAT([.S3:.U3])" office:value-type="string" office:string-value="IVYSAUR: {name: 'Ivysaur', tile: new ut.Tile('I', 0, 128, 0), aggressive: true, type: Types.GRASS, hp: 60, attack:62, defense: 63, spAttack:80, spDefense:80, speed: 60, xp: 141, skills: []}," calcext:value-type="string">
            <text:p>IVYSAUR: {name: 'Ivysaur', tile: new ut.Tile('I', 0, 128, 0), aggressive: true, type: Types.GRASS, hp: 60, attack:62, defense: 63, spAttack:80, spDefense:80, speed: 60, xp: 141, skills: []},</text:p>
          </table:table-cell>
          <table:table-cell table:formula="of:=IF([.Q3]&lt;&gt;&quot;&quot;;CONCATENATE(&quot;Races.&quot;;[.A3];&quot;.evolution = {minLevel: &quot;;[.R3];&quot;, race: Races.&quot;;[.Q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A4];&quot;: {name: '&quot;;[.B4];&quot;', tile: new ut.Tile('&quot;;[.C4];&quot;', &quot;;[.D4];&quot;, &quot;;[.E4];&quot;, &quot;;[.F4];&quot;)&quot;)" office:value-type="string" office:string-value="VENUSAUR: {name: 'Venusaur', tile: new ut.Tile('V', 0, 128, 0)" calcext:value-type="string">
            <text:p>VENUSAUR: {name: 'Venusaur', tile: new ut.Tile('V', 0, 128, 0)</text:p>
          </table:table-cell>
          <table:table-cell table:formula="of:=CONCATENATE(&quot;, aggressive: &quot;;[.G4];&quot;, type: Types.&quot;;[.H4]; &quot;, hp: &quot;;[.J4];&quot;, attack:&quot;;[.K4];&quot;, defense: &quot;;[.L4];&quot;, spAttack:&quot;;[.M4];&quot;, spDefense:&quot;; [.N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O4];&quot;, xp: &quot;;[.P4];&quot;, skills: []},&quot;)" office:value-type="string" office:string-value=", speed: 80, xp: 208, skills: []}," calcext:value-type="string">
            <text:p>, speed: 80, xp: 208, skills: []},</text:p>
          </table:table-cell>
          <table:table-cell table:formula="of:=COM.MICROSOFT.CONCAT([.S4:.U4])" office:value-type="string" office:string-value="VENUSAUR: {name: 'Venusaur', tile: new ut.Tile('V', 0, 128, 0), aggressive: true, type: Types.GRASS, hp: 80, attack:82, defense: 83, spAttack:100, spDefense:100, speed: 80, xp: 208, skills: []}," calcext:value-type="string">
            <text:p>VENUSAUR: {name: 'Venusaur', tile: new ut.Tile('V', 0, 128, 0), aggressive: true, type: Types.GRASS, hp: 80, attack:82, defense: 83, spAttack:100, spDefense:100, speed: 80, xp: 208, skills: []},</text:p>
          </table:table-cell>
          <table:table-cell table:formula="of:=IF([.Q4]&lt;&gt;&quot;&quot;;CONCATENATE(&quot;Races.&quot;;[.A4];&quot;.evolution = {minLevel: &quot;;[.R4];&quot;, race: Races.&quot;;[.Q4];&quot;}&quot;); &quot;&quot;)">
            <text:p/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IR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A5];&quot;: {name: '&quot;;[.B5];&quot;', tile: new ut.Tile('&quot;;[.C5];&quot;', &quot;;[.D5];&quot;, &quot;;[.E5];&quot;, &quot;;[.F5];&quot;)&quot;)" office:value-type="string" office:string-value="CHARMANDER: {name: 'Charmander', tile: new ut.Tile('c', 255, 83, 83)" calcext:value-type="string">
            <text:p>CHARMANDER: {name: 'Charmander', tile: new ut.Tile('c', 255, 83, 83)</text:p>
          </table:table-cell>
          <table:table-cell table:formula="of:=CONCATENATE(&quot;, aggressive: &quot;;[.G5];&quot;, type: Types.&quot;;[.H5]; &quot;, hp: &quot;;[.J5];&quot;, attack:&quot;;[.K5];&quot;, defense: &quot;;[.L5];&quot;, spAttack:&quot;;[.M5];&quot;, spDefense:&quot;; [.N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O5];&quot;, xp: &quot;;[.P5];&quot;, skills: []},&quot;)" office:value-type="string" office:string-value=", speed: 65, xp: 65, skills: []}," calcext:value-type="string">
            <text:p>, speed: 65, xp: 65, skills: []},</text:p>
          </table:table-cell>
          <table:table-cell table:formula="of:=COM.MICROSOFT.CONCAT([.S5:.U5])" office:value-type="string" office:string-value="CHARMANDER: {name: 'Charmander', tile: new ut.Tile('c', 255, 83, 83), aggressive: true, type: Types.FIRE, hp: 39, attack:52, defense: 43, spAttack:60, spDefense:50, speed: 65, xp: 65, skills: []}," calcext:value-type="string">
            <text:p>CHARMANDER: {name: 'Charmander', tile: new ut.Tile('c', 255, 83, 83), aggressive: true, type: Types.FIRE, hp: 39, attack:52, defense: 43, spAttack:60, spDefense:50, speed: 65, xp: 65, skills: []},</text:p>
          </table:table-cell>
          <table:table-cell table:formula="of:=IF([.Q5]&lt;&gt;&quot;&quot;;CONCATENATE(&quot;Races.&quot;;[.A5];&quot;.evolution = {minLevel: &quot;;[.R5];&quot;, race: Races.&quot;;[.Q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IR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A6];&quot;: {name: '&quot;;[.B6];&quot;', tile: new ut.Tile('&quot;;[.C6];&quot;', &quot;;[.D6];&quot;, &quot;;[.E6];&quot;, &quot;;[.F6];&quot;)&quot;)" office:value-type="string" office:string-value="CHARMELEON: {name: 'Charmeleon', tile: new ut.Tile('c', 128, 83, 0)" calcext:value-type="string">
            <text:p>CHARMELEON: {name: 'Charmeleon', tile: new ut.Tile('c', 128, 83, 0)</text:p>
          </table:table-cell>
          <table:table-cell table:formula="of:=CONCATENATE(&quot;, aggressive: &quot;;[.G6];&quot;, type: Types.&quot;;[.H6]; &quot;, hp: &quot;;[.J6];&quot;, attack:&quot;;[.K6];&quot;, defense: &quot;;[.L6];&quot;, spAttack:&quot;;[.M6];&quot;, spDefense:&quot;; [.N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O6];&quot;, xp: &quot;;[.P6];&quot;, skills: []},&quot;)" office:value-type="string" office:string-value=", speed: 80, xp: 142, skills: []}," calcext:value-type="string">
            <text:p>, speed: 80, xp: 142, skills: []},</text:p>
          </table:table-cell>
          <table:table-cell table:formula="of:=COM.MICROSOFT.CONCAT([.S6:.U6])" office:value-type="string" office:string-value="CHARMELEON: {name: 'Charmeleon', tile: new ut.Tile('c', 128, 83, 0), aggressive: true, type: Types.FIRE, hp: 58, attack:64, defense: 58, spAttack:80, spDefense:65, speed: 80, xp: 142, skills: []}," calcext:value-type="string">
            <text:p>CHARMELEON: {name: 'Charmeleon', tile: new ut.Tile('c', 128, 83, 0), aggressive: true, type: Types.FIRE, hp: 58, attack:64, defense: 58, spAttack:80, spDefense:65, speed: 80, xp: 142, skills: []},</text:p>
          </table:table-cell>
          <table:table-cell table:formula="of:=IF([.Q6]&lt;&gt;&quot;&quot;;CONCATENATE(&quot;Races.&quot;;[.A6];&quot;.evolution = {minLevel: &quot;;[.R6];&quot;, race: Races.&quot;;[.Q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A7];&quot;: {name: '&quot;;[.B7];&quot;', tile: new ut.Tile('&quot;;[.C7];&quot;', &quot;;[.D7];&quot;, &quot;;[.E7];&quot;, &quot;;[.F7];&quot;)&quot;)" office:value-type="string" office:string-value="CHARIZARD: {name: 'Charizard', tile: new ut.Tile('C', 255, 83, 83)" calcext:value-type="string">
            <text:p>CHARIZARD: {name: 'Charizard', tile: new ut.Tile('C', 255, 83, 83)</text:p>
          </table:table-cell>
          <table:table-cell table:formula="of:=CONCATENATE(&quot;, aggressive: &quot;;[.G7];&quot;, type: Types.&quot;;[.H7]; &quot;, hp: &quot;;[.J7];&quot;, attack:&quot;;[.K7];&quot;, defense: &quot;;[.L7];&quot;, spAttack:&quot;;[.M7];&quot;, spDefense:&quot;; [.N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O7];&quot;, xp: &quot;;[.P7];&quot;, skills: []},&quot;)" office:value-type="string" office:string-value=", speed: 100, xp: 209, skills: []}," calcext:value-type="string">
            <text:p>, speed: 100, xp: 209, skills: []},</text:p>
          </table:table-cell>
          <table:table-cell table:formula="of:=COM.MICROSOFT.CONCAT([.S7:.U7])" office:value-type="string" office:string-value="CHARIZARD: {name: 'Charizard', tile: new ut.Tile('C', 255, 83, 83), aggressive: true, type: Types.FIRE, hp: 78, attack:84, defense: 78, spAttack:109, spDefense:85, speed: 100, xp: 209, skills: []}," calcext:value-type="string">
            <text:p>CHARIZARD: {name: 'Charizard', tile: new ut.Tile('C', 255, 83, 83), aggressive: true, type: Types.FIRE, hp: 78, attack:84, defense: 78, spAttack:109, spDefense:85, speed: 100, xp: 209, skills: []},</text:p>
          </table:table-cell>
          <table:table-cell table:formula="of:=IF([.Q7]&lt;&gt;&quot;&quot;;CONCATENATE(&quot;Races.&quot;;[.A7];&quot;.evolution = {minLevel: &quot;;[.R7];&quot;, race: Races.&quot;;[.Q7];&quot;}&quot;); &quot;&quot;)">
            <text:p/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WAT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A8];&quot;: {name: '&quot;;[.B8];&quot;', tile: new ut.Tile('&quot;;[.C8];&quot;', &quot;;[.D8];&quot;, &quot;;[.E8];&quot;, &quot;;[.F8];&quot;)&quot;)" office:value-type="string" office:string-value="SQUIRTLE: {name: 'Squirtle', tile: new ut.Tile('s', 83, 255, 255)" calcext:value-type="string">
            <text:p>SQUIRTLE: {name: 'Squirtle', tile: new ut.Tile('s', 83, 255, 255)</text:p>
          </table:table-cell>
          <table:table-cell table:formula="of:=CONCATENATE(&quot;, aggressive: &quot;;[.G8];&quot;, type: Types.&quot;;[.H8]; &quot;, hp: &quot;;[.J8];&quot;, attack:&quot;;[.K8];&quot;, defense: &quot;;[.L8];&quot;, spAttack:&quot;;[.M8];&quot;, spDefense:&quot;; [.N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O8];&quot;, xp: &quot;;[.P8];&quot;, skills: []},&quot;)" office:value-type="string" office:string-value=", speed: 43, xp: 66, skills: []}," calcext:value-type="string">
            <text:p>, speed: 43, xp: 66, skills: []},</text:p>
          </table:table-cell>
          <table:table-cell table:formula="of:=COM.MICROSOFT.CONCAT([.S8:.U8])" office:value-type="string" office:string-value="SQUIRTLE: {name: 'Squirtle', tile: new ut.Tile('s', 83, 255, 255), aggressive: true, type: Types.WATER, hp: 44, attack:48, defense: 65, spAttack:50, spDefense:64, speed: 43, xp: 66, skills: []}," calcext:value-type="string">
            <text:p>SQUIRTLE: {name: 'Squirtle', tile: new ut.Tile('s', 83, 255, 255), aggressive: true, type: Types.WATER, hp: 44, attack:48, defense: 65, spAttack:50, spDefense:64, speed: 43, xp: 66, skills: []},</text:p>
          </table:table-cell>
          <table:table-cell table:formula="of:=IF([.Q8]&lt;&gt;&quot;&quot;;CONCATENATE(&quot;Races.&quot;;[.A8];&quot;.evolution = {minLevel: &quot;;[.R8];&quot;, race: Races.&quot;;[.Q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WATE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A9];&quot;: {name: '&quot;;[.B9];&quot;', tile: new ut.Tile('&quot;;[.C9];&quot;', &quot;;[.D9];&quot;, &quot;;[.E9];&quot;, &quot;;[.F9];&quot;)&quot;)" office:value-type="string" office:string-value="WARTORTLE: {name: 'Wartortle', tile: new ut.Tile('w', 83, 255, 255)" calcext:value-type="string">
            <text:p>WARTORTLE: {name: 'Wartortle', tile: new ut.Tile('w', 83, 255, 255)</text:p>
          </table:table-cell>
          <table:table-cell table:formula="of:=CONCATENATE(&quot;, aggressive: &quot;;[.G9];&quot;, type: Types.&quot;;[.H9]; &quot;, hp: &quot;;[.J9];&quot;, attack:&quot;;[.K9];&quot;, defense: &quot;;[.L9];&quot;, spAttack:&quot;;[.M9];&quot;, spDefense:&quot;; [.N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O9];&quot;, xp: &quot;;[.P9];&quot;, skills: []},&quot;)" office:value-type="string" office:string-value=", speed: 58, xp: 143, skills: []}," calcext:value-type="string">
            <text:p>, speed: 58, xp: 143, skills: []},</text:p>
          </table:table-cell>
          <table:table-cell table:formula="of:=COM.MICROSOFT.CONCAT([.S9:.U9])" office:value-type="string" office:string-value="WARTORTLE: {name: 'Wartortle', tile: new ut.Tile('w', 83, 255, 255), aggressive: true, type: Types.WATER, hp: 59, attack:63, defense: 80, spAttack:65, spDefense:80, speed: 58, xp: 143, skills: []}," calcext:value-type="string">
            <text:p>WARTORTLE: {name: 'Wartortle', tile: new ut.Tile('w', 83, 255, 255), aggressive: true, type: Types.WATER, hp: 59, attack:63, defense: 80, spAttack:65, spDefense:80, speed: 58, xp: 143, skills: []},</text:p>
          </table:table-cell>
          <table:table-cell table:formula="of:=IF([.Q9]&lt;&gt;&quot;&quot;;CONCATENATE(&quot;Races.&quot;;[.A9];&quot;.evolution = {minLevel: &quot;;[.R9];&quot;, race: Races.&quot;;[.Q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WAT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A10];&quot;: {name: '&quot;;[.B10];&quot;', tile: new ut.Tile('&quot;;[.C10];&quot;', &quot;;[.D10];&quot;, &quot;;[.E10];&quot;, &quot;;[.F10];&quot;)&quot;)" office:value-type="string" office:string-value="BLASTOISE: {name: 'Blastoise', tile: new ut.Tile('B', 83, 255, 255)" calcext:value-type="string">
            <text:p>BLASTOISE: {name: 'Blastoise', tile: new ut.Tile('B', 83, 255, 255)</text:p>
          </table:table-cell>
          <table:table-cell table:formula="of:=CONCATENATE(&quot;, aggressive: &quot;;[.G10];&quot;, type: Types.&quot;;[.H10]; &quot;, hp: &quot;;[.J10];&quot;, attack:&quot;;[.K10];&quot;, defense: &quot;;[.L10];&quot;, spAttack:&quot;;[.M10];&quot;, spDefense:&quot;; [.N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O10];&quot;, xp: &quot;;[.P10];&quot;, skills: []},&quot;)" office:value-type="string" office:string-value=", speed: 78, xp: 210, skills: []}," calcext:value-type="string">
            <text:p>, speed: 78, xp: 210, skills: []},</text:p>
          </table:table-cell>
          <table:table-cell table:formula="of:=COM.MICROSOFT.CONCAT([.S10:.U10])" office:value-type="string" office:string-value="BLASTOISE: {name: 'Blastoise', tile: new ut.Tile('B', 83, 255, 255), aggressive: true, type: Types.WATER, hp: 79, attack:83, defense: 100, spAttack:85, spDefense:105, speed: 78, xp: 210, skills: []}," calcext:value-type="string">
            <text:p>BLASTOISE: {name: 'Blastoise', tile: new ut.Tile('B', 83, 255, 255), aggressive: true, type: Types.WATER, hp: 79, attack:83, defense: 100, spAttack:85, spDefense:105, speed: 78, xp: 210, skills: []},</text:p>
          </table:table-cell>
          <table:table-cell table:formula="of:=IF([.Q10]&lt;&gt;&quot;&quot;;CONCATENATE(&quot;Races.&quot;;[.A10];&quot;.evolution = {minLevel: &quot;;[.R10];&quot;, race: Races.&quot;;[.Q10];&quot;}&quot;); &quot;&quot;)">
            <text:p/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A11];&quot;: {name: '&quot;;[.B11];&quot;', tile: new ut.Tile('&quot;;[.C11];&quot;', &quot;;[.D11];&quot;, &quot;;[.E11];&quot;, &quot;;[.F11];&quot;)&quot;)" office:value-type="string" office:string-value="CATERPIE: {name: 'Caterpie', tile: new ut.Tile('c', 0, 128, 0)" calcext:value-type="string">
            <text:p>CATERPIE: {name: 'Caterpie', tile: new ut.Tile('c', 0, 128, 0)</text:p>
          </table:table-cell>
          <table:table-cell table:formula="of:=CONCATENATE(&quot;, aggressive: &quot;;[.G11];&quot;, type: Types.&quot;;[.H11]; &quot;, hp: &quot;;[.J11];&quot;, attack:&quot;;[.K11];&quot;, defense: &quot;;[.L11];&quot;, spAttack:&quot;;[.M11];&quot;, spDefense:&quot;; [.N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O11];&quot;, xp: &quot;;[.P11];&quot;, skills: []},&quot;)" office:value-type="string" office:string-value=", speed: 45, xp: 53, skills: []}," calcext:value-type="string">
            <text:p>, speed: 45, xp: 53, skills: []},</text:p>
          </table:table-cell>
          <table:table-cell table:formula="of:=COM.MICROSOFT.CONCAT([.S11:.U11])" office:value-type="string" office:string-value="CATERPIE: {name: 'Caterpie', tile: new ut.Tile('c', 0, 128, 0), aggressive: false, type: Types.BUG, hp: 45, attack:30, defense: 35, spAttack:20, spDefense:20, speed: 45, xp: 53, skills: []}," calcext:value-type="string">
            <text:p>CATERPIE: {name: 'Caterpie', tile: new ut.Tile('c', 0, 128, 0), aggressive: false, type: Types.BUG, hp: 45, attack:30, defense: 35, spAttack:20, spDefense:20, speed: 45, xp: 53, skills: []},</text:p>
          </table:table-cell>
          <table:table-cell table:formula="of:=IF([.Q11]&lt;&gt;&quot;&quot;;CONCATENATE(&quot;Races.&quot;;[.A11];&quot;.evolution = {minLevel: &quot;;[.R11];&quot;, race: Races.&quot;;[.Q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A12];&quot;: {name: '&quot;;[.B12];&quot;', tile: new ut.Tile('&quot;;[.C12];&quot;', &quot;;[.D12];&quot;, &quot;;[.E12];&quot;, &quot;;[.F12];&quot;)&quot;)" office:value-type="string" office:string-value="METAPOD: {name: 'Metapod', tile: new ut.Tile('m', 0, 128, 0)" calcext:value-type="string">
            <text:p>METAPOD: {name: 'Metapod', tile: new ut.Tile('m', 0, 128, 0)</text:p>
          </table:table-cell>
          <table:table-cell table:formula="of:=CONCATENATE(&quot;, aggressive: &quot;;[.G12];&quot;, type: Types.&quot;;[.H12]; &quot;, hp: &quot;;[.J12];&quot;, attack:&quot;;[.K12];&quot;, defense: &quot;;[.L12];&quot;, spAttack:&quot;;[.M12];&quot;, spDefense:&quot;; [.N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O12];&quot;, xp: &quot;;[.P12];&quot;, skills: []},&quot;)" office:value-type="string" office:string-value=", speed: 30, xp: 72, skills: []}," calcext:value-type="string">
            <text:p>, speed: 30, xp: 72, skills: []},</text:p>
          </table:table-cell>
          <table:table-cell table:formula="of:=COM.MICROSOFT.CONCAT([.S12:.U12])" office:value-type="string" office:string-value="METAPOD: {name: 'Metapod', tile: new ut.Tile('m', 0, 128, 0), aggressive: false, type: Types.BUG, hp: 50, attack:20, defense: 55, spAttack:25, spDefense:25, speed: 30, xp: 72, skills: []}," calcext:value-type="string">
            <text:p>METAPOD: {name: 'Metapod', tile: new ut.Tile('m', 0, 128, 0), aggressive: false, type: Types.BUG, hp: 50, attack:20, defense: 55, spAttack:25, spDefense:25, speed: 30, xp: 72, skills: []},</text:p>
          </table:table-cell>
          <table:table-cell table:formula="of:=IF([.Q12]&lt;&gt;&quot;&quot;;CONCATENATE(&quot;Races.&quot;;[.A12];&quot;.evolution = {minLevel: &quot;;[.R12];&quot;, race: Races.&quot;;[.Q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A13];&quot;: {name: '&quot;;[.B13];&quot;', tile: new ut.Tile('&quot;;[.C13];&quot;', &quot;;[.D13];&quot;, &quot;;[.E13];&quot;, &quot;;[.F13];&quot;)&quot;)" office:value-type="string" office:string-value="BUTERFREE: {name: 'Butterfree', tile: new ut.Tile('b', 128, 0, 128)" calcext:value-type="string">
            <text:p>BUTERFREE: {name: 'Butterfree', tile: new ut.Tile('b', 128, 0, 128)</text:p>
          </table:table-cell>
          <table:table-cell table:formula="of:=CONCATENATE(&quot;, aggressive: &quot;;[.G13];&quot;, type: Types.&quot;;[.H13]; &quot;, hp: &quot;;[.J13];&quot;, attack:&quot;;[.K13];&quot;, defense: &quot;;[.L13];&quot;, spAttack:&quot;;[.M13];&quot;, spDefense:&quot;; [.N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O13];&quot;, xp: &quot;;[.P13];&quot;, skills: []},&quot;)" office:value-type="string" office:string-value=", speed: 70, xp: 160, skills: []}," calcext:value-type="string">
            <text:p>, speed: 70, xp: 160, skills: []},</text:p>
          </table:table-cell>
          <table:table-cell table:formula="of:=COM.MICROSOFT.CONCAT([.S13:.U13])" office:value-type="string" office:string-value="BUTERFREE: {name: 'Butterfree', tile: new ut.Tile('b', 128, 0, 128), aggressive: false, type: Types.BUG, hp: 60, attack:45, defense: 50, spAttack:80, spDefense:80, speed: 70, xp: 160, skills: []}," calcext:value-type="string">
            <text:p>BUTERFREE: {name: 'Butterfree', tile: new ut.Tile('b', 128, 0, 128), aggressive: false, type: Types.BUG, hp: 60, attack:45, defense: 50, spAttack:80, spDefense:80, speed: 70, xp: 160, skills: []},</text:p>
          </table:table-cell>
          <table:table-cell table:formula="of:=IF([.Q13]&lt;&gt;&quot;&quot;;CONCATENATE(&quot;Races.&quot;;[.A13];&quot;.evolution = {minLevel: &quot;;[.R13];&quot;, race: Races.&quot;;[.Q13];&quot;}&quot;); &quot;&quot;)">
            <text:p/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A14];&quot;: {name: '&quot;;[.B14];&quot;', tile: new ut.Tile('&quot;;[.C14];&quot;', &quot;;[.D14];&quot;, &quot;;[.E14];&quot;, &quot;;[.F14];&quot;)&quot;)" office:value-type="string" office:string-value="WEEDLE: {name: 'Weedle', tile: new ut.Tile('w', 255, 255, 83)" calcext:value-type="string">
            <text:p>WEEDLE: {name: 'Weedle', tile: new ut.Tile('w', 255, 255, 83)</text:p>
          </table:table-cell>
          <table:table-cell table:formula="of:=CONCATENATE(&quot;, aggressive: &quot;;[.G14];&quot;, type: Types.&quot;;[.H14]; &quot;, hp: &quot;;[.J14];&quot;, attack:&quot;;[.K14];&quot;, defense: &quot;;[.L14];&quot;, spAttack:&quot;;[.M14];&quot;, spDefense:&quot;; [.N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O14];&quot;, xp: &quot;;[.P14];&quot;, skills: []},&quot;)" office:value-type="string" office:string-value=", speed: 50, xp: 52, skills: []}," calcext:value-type="string">
            <text:p>, speed: 50, xp: 52, skills: []},</text:p>
          </table:table-cell>
          <table:table-cell table:formula="of:=COM.MICROSOFT.CONCAT([.S14:.U14])" office:value-type="string" office:string-value="WEEDLE: {name: 'Weedle', tile: new ut.Tile('w', 255, 255, 83), aggressive: false, type: Types.BUG, hp: 40, attack:35, defense: 30, spAttack:20, spDefense:20, speed: 50, xp: 52, skills: []}," calcext:value-type="string">
            <text:p>WEEDLE: {name: 'Weedle', tile: new ut.Tile('w', 255, 255, 83), aggressive: false, type: Types.BUG, hp: 40, attack:35, defense: 30, spAttack:20, spDefense:20, speed: 50, xp: 52, skills: []},</text:p>
          </table:table-cell>
          <table:table-cell table:formula="of:=IF([.Q14]&lt;&gt;&quot;&quot;;CONCATENATE(&quot;Races.&quot;;[.A14];&quot;.evolution = {minLevel: &quot;;[.R14];&quot;, race: Races.&quot;;[.Q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A15];&quot;: {name: '&quot;;[.B15];&quot;', tile: new ut.Tile('&quot;;[.C15];&quot;', &quot;;[.D15];&quot;, &quot;;[.E15];&quot;, &quot;;[.F15];&quot;)&quot;)" office:value-type="string" office:string-value="KAKUNA: {name: 'Kakuna', tile: new ut.Tile('k', 255, 255, 83)" calcext:value-type="string">
            <text:p>KAKUNA: {name: 'Kakuna', tile: new ut.Tile('k', 255, 255, 83)</text:p>
          </table:table-cell>
          <table:table-cell table:formula="of:=CONCATENATE(&quot;, aggressive: &quot;;[.G15];&quot;, type: Types.&quot;;[.H15]; &quot;, hp: &quot;;[.J15];&quot;, attack:&quot;;[.K15];&quot;, defense: &quot;;[.L15];&quot;, spAttack:&quot;;[.M15];&quot;, spDefense:&quot;; [.N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O15];&quot;, xp: &quot;;[.P15];&quot;, skills: []},&quot;)" office:value-type="string" office:string-value=", speed: 35, xp: 71, skills: []}," calcext:value-type="string">
            <text:p>, speed: 35, xp: 71, skills: []},</text:p>
          </table:table-cell>
          <table:table-cell table:formula="of:=COM.MICROSOFT.CONCAT([.S15:.U15])" office:value-type="string" office:string-value="KAKUNA: {name: 'Kakuna', tile: new ut.Tile('k', 255, 255, 83), aggressive: false, type: Types.BUG, hp: 45, attack:25, defense: 50, spAttack:25, spDefense:25, speed: 35, xp: 71, skills: []}," calcext:value-type="string">
            <text:p>KAKUNA: {name: 'Kakuna', tile: new ut.Tile('k', 255, 255, 83), aggressive: false, type: Types.BUG, hp: 45, attack:25, defense: 50, spAttack:25, spDefense:25, speed: 35, xp: 71, skills: []},</text:p>
          </table:table-cell>
          <table:table-cell table:formula="of:=IF([.Q15]&lt;&gt;&quot;&quot;;CONCATENATE(&quot;Races.&quot;;[.A15];&quot;.evolution = {minLevel: &quot;;[.R15];&quot;, race: Races.&quot;;[.Q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A16];&quot;: {name: '&quot;;[.B16];&quot;', tile: new ut.Tile('&quot;;[.C16];&quot;', &quot;;[.D16];&quot;, &quot;;[.E16];&quot;, &quot;;[.F16];&quot;)&quot;)" office:value-type="string" office:string-value="BEEDRILL: {name: 'Beedrill', tile: new ut.Tile('b', 255, 255, 83)" calcext:value-type="string">
            <text:p>BEEDRILL: {name: 'Beedrill', tile: new ut.Tile('b', 255, 255, 83)</text:p>
          </table:table-cell>
          <table:table-cell table:formula="of:=CONCATENATE(&quot;, aggressive: &quot;;[.G16];&quot;, type: Types.&quot;;[.H16]; &quot;, hp: &quot;;[.J16];&quot;, attack:&quot;;[.K16];&quot;, defense: &quot;;[.L16];&quot;, spAttack:&quot;;[.M16];&quot;, spDefense:&quot;; [.N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O16];&quot;, xp: &quot;;[.P16];&quot;, skills: []},&quot;)" office:value-type="string" office:string-value=", speed: 75, xp: 159, skills: []}," calcext:value-type="string">
            <text:p>, speed: 75, xp: 159, skills: []},</text:p>
          </table:table-cell>
          <table:table-cell table:formula="of:=COM.MICROSOFT.CONCAT([.S16:.U16])" office:value-type="string" office:string-value="BEEDRILL: {name: 'Beedrill', tile: new ut.Tile('b', 255, 255, 83), aggressive: true, type: Types.BUG, hp: 65, attack:80, defense: 40, spAttack:45, spDefense:80, speed: 75, xp: 159, skills: []}," calcext:value-type="string">
            <text:p>BEEDRILL: {name: 'Beedrill', tile: new ut.Tile('b', 255, 255, 83), aggressive: true, type: Types.BUG, hp: 65, attack:80, defense: 40, spAttack:45, spDefense:80, speed: 75, xp: 159, skills: []},</text:p>
          </table:table-cell>
          <table:table-cell table:formula="of:=IF([.Q16]&lt;&gt;&quot;&quot;;CONCATENATE(&quot;Races.&quot;;[.A16];&quot;.evolution = {minLevel: &quot;;[.R16];&quot;, race: Races.&quot;;[.Q16];&quot;}&quot;); &quot;&quot;)">
            <text:p/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A17];&quot;: {name: '&quot;;[.B17];&quot;', tile: new ut.Tile('&quot;;[.C17];&quot;', &quot;;[.D17];&quot;, &quot;;[.E17];&quot;, &quot;;[.F17];&quot;)&quot;)" office:value-type="string" office:string-value="PIDGEY: {name: 'Pidgey', tile: new ut.Tile('p', 128, 83, 0)" calcext:value-type="string">
            <text:p>PIDGEY: {name: 'Pidgey', tile: new ut.Tile('p', 128, 83, 0)</text:p>
          </table:table-cell>
          <table:table-cell table:formula="of:=CONCATENATE(&quot;, aggressive: &quot;;[.G17];&quot;, type: Types.&quot;;[.H17]; &quot;, hp: &quot;;[.J17];&quot;, attack:&quot;;[.K17];&quot;, defense: &quot;;[.L17];&quot;, spAttack:&quot;;[.M17];&quot;, spDefense:&quot;; [.N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O17];&quot;, xp: &quot;;[.P17];&quot;, skills: []},&quot;)" office:value-type="string" office:string-value=", speed: 56, xp: 55, skills: []}," calcext:value-type="string">
            <text:p>, speed: 56, xp: 55, skills: []},</text:p>
          </table:table-cell>
          <table:table-cell table:formula="of:=COM.MICROSOFT.CONCAT([.S17:.U17])" office:value-type="string" office:string-value="PIDGEY: {name: 'Pidgey', tile: new ut.Tile('p', 128, 83, 0), aggressive: false, type: Types.NORMAL, hp: 40, attack:45, defense: 40, spAttack:35, spDefense:35, speed: 56, xp: 55, skills: []}," calcext:value-type="string">
            <text:p>PIDGEY: {name: 'Pidgey', tile: new ut.Tile('p', 128, 83, 0), aggressive: false, type: Types.NORMAL, hp: 40, attack:45, defense: 40, spAttack:35, spDefense:35, speed: 56, xp: 55, skills: []},</text:p>
          </table:table-cell>
          <table:table-cell table:formula="of:=IF([.Q17]&lt;&gt;&quot;&quot;;CONCATENATE(&quot;Races.&quot;;[.A17];&quot;.evolution = {minLevel: &quot;;[.R17];&quot;, race: Races.&quot;;[.Q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A18];&quot;: {name: '&quot;;[.B18];&quot;', tile: new ut.Tile('&quot;;[.C18];&quot;', &quot;;[.D18];&quot;, &quot;;[.E18];&quot;, &quot;;[.F18];&quot;)&quot;)" office:value-type="string" office:string-value="PIDGEOTTO: {name: 'Pidgeotto', tile: new ut.Tile('p', 128, 83, 0)" calcext:value-type="string">
            <text:p>PIDGEOTTO: {name: 'Pidgeotto', tile: new ut.Tile('p', 128, 83, 0)</text:p>
          </table:table-cell>
          <table:table-cell table:formula="of:=CONCATENATE(&quot;, aggressive: &quot;;[.G18];&quot;, type: Types.&quot;;[.H18]; &quot;, hp: &quot;;[.J18];&quot;, attack:&quot;;[.K18];&quot;, defense: &quot;;[.L18];&quot;, spAttack:&quot;;[.M18];&quot;, spDefense:&quot;; [.N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O18];&quot;, xp: &quot;;[.P18];&quot;, skills: []},&quot;)" office:value-type="string" office:string-value=", speed: 71, xp: 113, skills: []}," calcext:value-type="string">
            <text:p>, speed: 71, xp: 113, skills: []},</text:p>
          </table:table-cell>
          <table:table-cell table:formula="of:=COM.MICROSOFT.CONCAT([.S18:.U18])" office:value-type="string" office:string-value="PIDGEOTTO: {name: 'Pidgeotto', tile: new ut.Tile('p', 128, 83, 0), aggressive: true, type: Types.NORMAL, hp: 63, attack:60, defense: 55, spAttack:50, spDefense:50, speed: 71, xp: 113, skills: []}," calcext:value-type="string">
            <text:p>PIDGEOTTO: {name: 'Pidgeotto', tile: new ut.Tile('p', 128, 83, 0), aggressive: true, type: Types.NORMAL, hp: 63, attack:60, defense: 55, spAttack:50, spDefense:50, speed: 71, xp: 113, skills: []},</text:p>
          </table:table-cell>
          <table:table-cell table:formula="of:=IF([.Q18]&lt;&gt;&quot;&quot;;CONCATENATE(&quot;Races.&quot;;[.A18];&quot;.evolution = {minLevel: &quot;;[.R18];&quot;, race: Races.&quot;;[.Q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A19];&quot;: {name: '&quot;;[.B19];&quot;', tile: new ut.Tile('&quot;;[.C19];&quot;', &quot;;[.D19];&quot;, &quot;;[.E19];&quot;, &quot;;[.F19];&quot;)&quot;)" office:value-type="string" office:string-value="PIDGEOT: {name: 'Pidgeot', tile: new ut.Tile('P', 128, 83, 0)" calcext:value-type="string">
            <text:p>PIDGEOT: {name: 'Pidgeot', tile: new ut.Tile('P', 128, 83, 0)</text:p>
          </table:table-cell>
          <table:table-cell table:formula="of:=CONCATENATE(&quot;, aggressive: &quot;;[.G19];&quot;, type: Types.&quot;;[.H19]; &quot;, hp: &quot;;[.J19];&quot;, attack:&quot;;[.K19];&quot;, defense: &quot;;[.L19];&quot;, spAttack:&quot;;[.M19];&quot;, spDefense:&quot;; [.N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O19];&quot;, xp: &quot;;[.P19];&quot;, skills: []},&quot;)" office:value-type="string" office:string-value=", speed: 91, xp: 172, skills: []}," calcext:value-type="string">
            <text:p>, speed: 91, xp: 172, skills: []},</text:p>
          </table:table-cell>
          <table:table-cell table:formula="of:=COM.MICROSOFT.CONCAT([.S19:.U19])" office:value-type="string" office:string-value="PIDGEOT: {name: 'Pidgeot', tile: new ut.Tile('P', 128, 83, 0), aggressive: true, type: Types.NORMAL, hp: 83, attack:80, defense: 75, spAttack:70, spDefense:70, speed: 91, xp: 172, skills: []}," calcext:value-type="string">
            <text:p>PIDGEOT: {name: 'Pidgeot', tile: new ut.Tile('P', 128, 83, 0), aggressive: true, type: Types.NORMAL, hp: 83, attack:80, defense: 75, spAttack:70, spDefense:70, speed: 91, xp: 172, skills: []},</text:p>
          </table:table-cell>
          <table:table-cell table:formula="of:=IF([.Q19]&lt;&gt;&quot;&quot;;CONCATENATE(&quot;Races.&quot;;[.A19];&quot;.evolution = {minLevel: &quot;;[.R19];&quot;, race: Races.&quot;;[.Q19];&quot;}&quot;); &quot;&quot;)">
            <text:p/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A20];&quot;: {name: '&quot;;[.B20];&quot;', tile: new ut.Tile('&quot;;[.C20];&quot;', &quot;;[.D20];&quot;, &quot;;[.E20];&quot;, &quot;;[.F20];&quot;)&quot;)" office:value-type="string" office:string-value="RATTATA: {name: 'Rattata', tile: new ut.Tile('r', 128, 0, 128)" calcext:value-type="string">
            <text:p>RATTATA: {name: 'Rattata', tile: new ut.Tile('r', 128, 0, 128)</text:p>
          </table:table-cell>
          <table:table-cell table:formula="of:=CONCATENATE(&quot;, aggressive: &quot;;[.G20];&quot;, type: Types.&quot;;[.H20]; &quot;, hp: &quot;;[.J20];&quot;, attack:&quot;;[.K20];&quot;, defense: &quot;;[.L20];&quot;, spAttack:&quot;;[.M20];&quot;, spDefense:&quot;; [.N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O20];&quot;, xp: &quot;;[.P20];&quot;, skills: []},&quot;)" office:value-type="string" office:string-value=", speed: 72, xp: 57, skills: []}," calcext:value-type="string">
            <text:p>, speed: 72, xp: 57, skills: []},</text:p>
          </table:table-cell>
          <table:table-cell table:formula="of:=COM.MICROSOFT.CONCAT([.S20:.U20])" office:value-type="string" office:string-value="RATTATA: {name: 'Rattata', tile: new ut.Tile('r', 128, 0, 128), aggressive: true, type: Types.NORMAL, hp: 30, attack:56, defense: 35, spAttack:25, spDefense:35, speed: 72, xp: 57, skills: []}," calcext:value-type="string">
            <text:p>RATTATA: {name: 'Rattata', tile: new ut.Tile('r', 128, 0, 128), aggressive: true, type: Types.NORMAL, hp: 30, attack:56, defense: 35, spAttack:25, spDefense:35, speed: 72, xp: 57, skills: []},</text:p>
          </table:table-cell>
          <table:table-cell table:formula="of:=IF([.Q20]&lt;&gt;&quot;&quot;;CONCATENATE(&quot;Races.&quot;;[.A20];&quot;.evolution = {minLevel: &quot;;[.R20];&quot;, race: Races.&quot;;[.Q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A21];&quot;: {name: '&quot;;[.B21];&quot;', tile: new ut.Tile('&quot;;[.C21];&quot;', &quot;;[.D21];&quot;, &quot;;[.E21];&quot;, &quot;;[.F21];&quot;)&quot;)" office:value-type="string" office:string-value="RATICATE: {name: 'Raticate', tile: new ut.Tile('R', 128, 83, 0)" calcext:value-type="string">
            <text:p>RATICATE: {name: 'Raticate', tile: new ut.Tile('R', 128, 83, 0)</text:p>
          </table:table-cell>
          <table:table-cell table:formula="of:=CONCATENATE(&quot;, aggressive: &quot;;[.G21];&quot;, type: Types.&quot;;[.H21]; &quot;, hp: &quot;;[.J21];&quot;, attack:&quot;;[.K21];&quot;, defense: &quot;;[.L21];&quot;, spAttack:&quot;;[.M21];&quot;, spDefense:&quot;; [.N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O21];&quot;, xp: &quot;;[.P21];&quot;, skills: []},&quot;)" office:value-type="string" office:string-value=", speed: 97, xp: 116, skills: []}," calcext:value-type="string">
            <text:p>, speed: 97, xp: 116, skills: []},</text:p>
          </table:table-cell>
          <table:table-cell table:formula="of:=COM.MICROSOFT.CONCAT([.S21:.U21])" office:value-type="string" office:string-value="RATICATE: {name: 'Raticate', tile: new ut.Tile('R', 128, 83, 0), aggressive: true, type: Types.NORMAL, hp: 55, attack:81, defense: 60, spAttack:50, spDefense:70, speed: 97, xp: 116, skills: []}," calcext:value-type="string">
            <text:p>RATICATE: {name: 'Raticate', tile: new ut.Tile('R', 128, 83, 0), aggressive: true, type: Types.NORMAL, hp: 55, attack:81, defense: 60, spAttack:50, spDefense:70, speed: 97, xp: 116, skills: []},</text:p>
          </table:table-cell>
          <table:table-cell table:formula="of:=IF([.Q21]&lt;&gt;&quot;&quot;;CONCATENATE(&quot;Races.&quot;;[.A21];&quot;.evolution = {minLevel: &quot;;[.R21];&quot;, race: Races.&quot;;[.Q21];&quot;}&quot;); &quot;&quot;)">
            <text:p/>
          </table:table-cell>
        </table:table-row>
      </table:table>
      <table:table table:name="Pokemon Skills" table:style-name="ta1"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];&quot;.skills.push({skill: Skills.&quot;;[.B1];&quot;, level: &quot;;[.C1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];&quot;.skills.push({skill: Skills.&quot;;[.B2];&quot;, level: &quot;;[.C2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3];&quot;.skills.push({skill: Skills.&quot;;[.B3];&quot;, level: &quot;;[.C3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4];&quot;.skills.push({skill: Skills.&quot;;[.B4];&quot;, level: &quot;;[.C4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A5];&quot;.skills.push({skill: Skills.&quot;;[.B5];&quot;, level: &quot;;[.C5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A6];&quot;.skills.push({skill: Skills.&quot;;[.B6];&quot;, level: &quot;;[.C6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A7];&quot;.skills.push({skill: Skills.&quot;;[.B7];&quot;, level: &quot;;[.C7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A8];&quot;.skills.push({skill: Skills.&quot;;[.B8];&quot;, level: &quot;;[.C8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A9];&quot;.skills.push({skill: Skills.&quot;;[.B9];&quot;, level: &quot;;[.C9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];&quot;.skills.push({skill: Skills.&quot;;[.B10];&quot;, level: &quot;;[.C10];&quot;});&quot;)" office:value-type="string" office:string-value="Races.IVYSAUR.skills.push({skill: Skills.TACKLE, level: 1});" calcext:value-type="string">
            <text:p>Races.IVYSAUR.skills.push({skill: Skills.TACKLE, level: 1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];&quot;.skills.push({skill: Skills.&quot;;[.B11];&quot;, level: &quot;;[.C11];&quot;});&quot;)" office:value-type="string" office:string-value="Races.IVYSAUR.skills.push({skill: Skills.GROWL, level: 1});" calcext:value-type="string">
            <text:p>Races.IVYSAUR.skills.push({skill: Skills.GROWL, level: 1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2];&quot;.skills.push({skill: Skills.&quot;;[.B12];&quot;, level: &quot;;[.C12];&quot;});&quot;)" office:value-type="string" office:string-value="Races.IVYSAUR.skills.push({skill: Skills.LEECH_SEED, level: 7});" calcext:value-type="string">
            <text:p>Races.IVYSAUR.skills.push({skill: Skills.LEECH_SEED, level: 7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13];&quot;.skills.push({skill: Skills.&quot;;[.B13];&quot;, level: &quot;;[.C13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14];&quot;.skills.push({skill: Skills.&quot;;[.B14];&quot;, level: &quot;;[.C14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15];&quot;.skills.push({skill: Skills.&quot;;[.B15];&quot;, level: &quot;;[.C15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A16];&quot;.skills.push({skill: Skills.&quot;;[.B16];&quot;, level: &quot;;[.C16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17];&quot;.skills.push({skill: Skills.&quot;;[.B17];&quot;, level: &quot;;[.C17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A18];&quot;.skills.push({skill: Skills.&quot;;[.B18];&quot;, level: &quot;;[.C18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9];&quot;.skills.push({skill: Skills.&quot;;[.B19];&quot;, level: &quot;;[.C19];&quot;});&quot;)" office:value-type="string" office:string-value="Races.VENUSAUR.skills.push({skill: Skills.TACKLE, level: 1});" calcext:value-type="string">
            <text:p>Races.VENUSAUR.skills.push({skill: Skills.TACKLE, level: 1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0];&quot;.skills.push({skill: Skills.&quot;;[.B20];&quot;, level: &quot;;[.C20];&quot;});&quot;)" office:value-type="string" office:string-value="Races.VENUSAUR.skills.push({skill: Skills.GROWL, level: 1});" calcext:value-type="string">
            <text:p>Races.VENUSAUR.skills.push({skill: Skills.GROWL, level: 1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21];&quot;.skills.push({skill: Skills.&quot;;[.B21];&quot;, level: &quot;;[.C21];&quot;});&quot;)" office:value-type="string" office:string-value="Races.VENUSAUR.skills.push({skill: Skills.LEECH_SEED, level: 7});" calcext:value-type="string">
            <text:p>Races.VENUSAUR.skills.push({skill: Skills.LEECH_SEED, level: 7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A22];&quot;.skills.push({skill: Skills.&quot;;[.B22];&quot;, level: &quot;;[.C22];&quot;});&quot;)" office:value-type="string" office:string-value="Races.VENUSAUR.skills.push({skill: Skills.VINE_WHIP, level: 13});" calcext:value-type="string">
            <text:p>Races.VENUSAUR.skills.push({skill: Skills.VINE_WHIP, level: 13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23];&quot;.skills.push({skill: Skills.&quot;;[.B23];&quot;, level: &quot;;[.C23];&quot;});&quot;)" office:value-type="string" office:string-value="Races.VENUSAUR.skills.push({skill: Skills.POISON_POWDER, level: 22});" calcext:value-type="string">
            <text:p>Races.VENUSAUR.skills.push({skill: Skills.POISON_POWDER, level: 22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24];&quot;.skills.push({skill: Skills.&quot;;[.B24];&quot;, level: &quot;;[.C24];&quot;});&quot;)" office:value-type="string" office:string-value="Races.VENUSAUR.skills.push({skill: Skills.RAZOR_LEAF, level: 30});" calcext:value-type="string">
            <text:p>Races.VENUSAUR.skills.push({skill: Skills.RAZOR_LEAF, level: 30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A25];&quot;.skills.push({skill: Skills.&quot;;[.B25];&quot;, level: &quot;;[.C25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A26];&quot;.skills.push({skill: Skills.&quot;;[.B26];&quot;, level: &quot;;[.C26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A27];&quot;.skills.push({skill: Skills.&quot;;[.B27];&quot;, level: &quot;;[.C27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8];&quot;.skills.push({skill: Skills.&quot;;[.B28];&quot;, level: &quot;;[.C28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29];&quot;.skills.push({skill: Skills.&quot;;[.B29];&quot;, level: &quot;;[.C29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30];&quot;.skills.push({skill: Skills.&quot;;[.B30];&quot;, level: &quot;;[.C30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31];&quot;.skills.push({skill: Skills.&quot;;[.B31];&quot;, level: &quot;;[.C31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32];&quot;.skills.push({skill: Skills.&quot;;[.B32];&quot;, level: &quot;;[.C32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33];&quot;.skills.push({skill: Skills.&quot;;[.B33];&quot;, level: &quot;;[.C33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A34];&quot;.skills.push({skill: Skills.&quot;;[.B34];&quot;, level: &quot;;[.C34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35];&quot;.skills.push({skill: Skills.&quot;;[.B35];&quot;, level: &quot;;[.C35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36];&quot;.skills.push({skill: Skills.&quot;;[.B36];&quot;, level: &quot;;[.C36];&quot;});&quot;)" office:value-type="string" office:string-value="Races.CHARMELEON.skills.push({skill: Skills.SCRATCH, level: 1});" calcext:value-type="string">
            <text:p>Races.CHARMELEON.skills.push({skill: Skills.SCRATCH, level: 1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37];&quot;.skills.push({skill: Skills.&quot;;[.B37];&quot;, level: &quot;;[.C37];&quot;});&quot;)" office:value-type="string" office:string-value="Races.CHARMELEON.skills.push({skill: Skills.GROWL, level: 1});" calcext:value-type="string">
            <text:p>Races.CHARMELEON.skills.push({skill: Skills.GROWL, level: 1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38];&quot;.skills.push({skill: Skills.&quot;;[.B38];&quot;, level: &quot;;[.C38];&quot;});&quot;)" office:value-type="string" office:string-value="Races.CHARMELEON.skills.push({skill: Skills.EMBER, level: 9});" calcext:value-type="string">
            <text:p>Races.CHARMELEON.skills.push({skill: Skills.EMBER, level: 9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39];&quot;.skills.push({skill: Skills.&quot;;[.B39];&quot;, level: &quot;;[.C39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40];&quot;.skills.push({skill: Skills.&quot;;[.B40];&quot;, level: &quot;;[.C40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A41];&quot;.skills.push({skill: Skills.&quot;;[.B41];&quot;, level: &quot;;[.C41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42];&quot;.skills.push({skill: Skills.&quot;;[.B42];&quot;, level: &quot;;[.C42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A43];&quot;.skills.push({skill: Skills.&quot;;[.B43];&quot;, level: &quot;;[.C43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44];&quot;.skills.push({skill: Skills.&quot;;[.B44];&quot;, level: &quot;;[.C44];&quot;});&quot;)" office:value-type="string" office:string-value="Races.CHARIZARD.skills.push({skill: Skills.SCRATCH, level: 1});" calcext:value-type="string">
            <text:p>Races.CHARIZARD.skills.push({skill: Skills.SCRATCH, level: 1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45];&quot;.skills.push({skill: Skills.&quot;;[.B45];&quot;, level: &quot;;[.C45];&quot;});&quot;)" office:value-type="string" office:string-value="Races.CHARIZARD.skills.push({skill: Skills.GROWL, level: 1});" calcext:value-type="string">
            <text:p>Races.CHARIZARD.skills.push({skill: Skills.GROWL, level: 1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A46];&quot;.skills.push({skill: Skills.&quot;;[.B46];&quot;, level: &quot;;[.C46];&quot;});&quot;)" office:value-type="string" office:string-value="Races.CHARIZARD.skills.push({skill: Skills.EMBER, level: 9});" calcext:value-type="string">
            <text:p>Races.CHARIZARD.skills.push({skill: Skills.EMBER, level: 9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47];&quot;.skills.push({skill: Skills.&quot;;[.B47];&quot;, level: &quot;;[.C47];&quot;});&quot;)" office:value-type="string" office:string-value="Races.CHARIZARD.skills.push({skill: Skills.LEER, level: 15});" calcext:value-type="string">
            <text:p>Races.CHARIZARD.skills.push({skill: Skills.LEER, level: 15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48];&quot;.skills.push({skill: Skills.&quot;;[.B48];&quot;, level: &quot;;[.C48];&quot;});&quot;)" office:value-type="string" office:string-value="Races.CHARIZARD.skills.push({skill: Skills.RAGE, level: 24});" calcext:value-type="string">
            <text:p>Races.CHARIZARD.skills.push({skill: Skills.RAGE, level: 24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A49];&quot;.skills.push({skill: Skills.&quot;;[.B49];&quot;, level: &quot;;[.C49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A50];&quot;.skills.push({skill: Skills.&quot;;[.B50];&quot;, level: &quot;;[.C50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A51];&quot;.skills.push({skill: Skills.&quot;;[.B51];&quot;, level: &quot;;[.C51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52];&quot;.skills.push({skill: Skills.&quot;;[.B52];&quot;, level: &quot;;[.C52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53];&quot;.skills.push({skill: Skills.&quot;;[.B53];&quot;, level: &quot;;[.C53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54];&quot;.skills.push({skill: Skills.&quot;;[.B54];&quot;, level: &quot;;[.C54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55];&quot;.skills.push({skill: Skills.&quot;;[.B55];&quot;, level: &quot;;[.C55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A56];&quot;.skills.push({skill: Skills.&quot;;[.B56];&quot;, level: &quot;;[.C56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A57];&quot;.skills.push({skill: Skills.&quot;;[.B57];&quot;, level: &quot;;[.C57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A58];&quot;.skills.push({skill: Skills.&quot;;[.B58];&quot;, level: &quot;;[.C58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59];&quot;.skills.push({skill: Skills.&quot;;[.B59];&quot;, level: &quot;;[.C59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0];&quot;.skills.push({skill: Skills.&quot;;[.B60];&quot;, level: &quot;;[.C60];&quot;});&quot;)" office:value-type="string" office:string-value="Races.WARTORTLE.skills.push({skill: Skills.TACKLE, level: 1});" calcext:value-type="string">
            <text:p>Races.WARTORTLE.skills.push({skill: Skills.TACKLE, level: 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1];&quot;.skills.push({skill: Skills.&quot;;[.B61];&quot;, level: &quot;;[.C61];&quot;});&quot;)" office:value-type="string" office:string-value="Races.WARTORTLE.skills.push({skill: Skills.TAIL_WHIP, level: 1});" calcext:value-type="string">
            <text:p>Races.WARTORTLE.skills.push({skill: Skills.TAIL_WHIP, level: 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62];&quot;.skills.push({skill: Skills.&quot;;[.B62];&quot;, level: &quot;;[.C62];&quot;});&quot;)" office:value-type="string" office:string-value="Races.WARTORTLE.skills.push({skill: Skills.BUBBLE, level: 8});" calcext:value-type="string">
            <text:p>Races.WARTORTLE.skills.push({skill: Skills.BUBBLE, level: 8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63];&quot;.skills.push({skill: Skills.&quot;;[.B63];&quot;, level: &quot;;[.C63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64];&quot;.skills.push({skill: Skills.&quot;;[.B64];&quot;, level: &quot;;[.C64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65];&quot;.skills.push({skill: Skills.&quot;;[.B65];&quot;, level: &quot;;[.C65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A66];&quot;.skills.push({skill: Skills.&quot;;[.B66];&quot;, level: &quot;;[.C66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A67];&quot;.skills.push({skill: Skills.&quot;;[.B67];&quot;, level: &quot;;[.C67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8];&quot;.skills.push({skill: Skills.&quot;;[.B68];&quot;, level: &quot;;[.C68];&quot;});&quot;)" office:value-type="string" office:string-value="Races.BLASTOISE.skills.push({skill: Skills.TACKLE, level: 1});" calcext:value-type="string">
            <text:p>Races.BLASTOISE.skills.push({skill: Skills.TACKLE, level: 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69];&quot;.skills.push({skill: Skills.&quot;;[.B69];&quot;, level: &quot;;[.C69];&quot;});&quot;)" office:value-type="string" office:string-value="Races.BLASTOISE.skills.push({skill: Skills.TAIL_WHIP, level: 1});" calcext:value-type="string">
            <text:p>Races.BLASTOISE.skills.push({skill: Skills.TAIL_WHIP, level: 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A70];&quot;.skills.push({skill: Skills.&quot;;[.B70];&quot;, level: &quot;;[.C70];&quot;});&quot;)" office:value-type="string" office:string-value="Races.BLASTOISE.skills.push({skill: Skills.BUBBLE, level: 8});" calcext:value-type="string">
            <text:p>Races.BLASTOISE.skills.push({skill: Skills.BUBBLE, level: 8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71];&quot;.skills.push({skill: Skills.&quot;;[.B71];&quot;, level: &quot;;[.C71];&quot;});&quot;)" office:value-type="string" office:string-value="Races.BLASTOISE.skills.push({skill: Skills.WATER_GUN, level: 15});" calcext:value-type="string">
            <text:p>Races.BLASTOISE.skills.push({skill: Skills.WATER_GUN, level: 15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A72];&quot;.skills.push({skill: Skills.&quot;;[.B72];&quot;, level: &quot;;[.C72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73];&quot;.skills.push({skill: Skills.&quot;;[.B73];&quot;, level: &quot;;[.C73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A74];&quot;.skills.push({skill: Skills.&quot;;[.B74];&quot;, level: &quot;;[.C74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A75];&quot;.skills.push({skill: Skills.&quot;;[.B75];&quot;, level: &quot;;[.C75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6];&quot;.skills.push({skill: Skills.&quot;;[.B76];&quot;, level: &quot;;[.C76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7];&quot;.skills.push({skill: Skills.&quot;;[.B77];&quot;, level: &quot;;[.C77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78];&quot;.skills.push({skill: Skills.&quot;;[.B78];&quot;, level: &quot;;[.C78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79];&quot;.skills.push({skill: Skills.&quot;;[.B79];&quot;, level: &quot;;[.C79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A80];&quot;.skills.push({skill: Skills.&quot;;[.B80];&quot;, level: &quot;;[.C80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A81];&quot;.skills.push({skill: Skills.&quot;;[.B81];&quot;, level: &quot;;[.C81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A82];&quot;.skills.push({skill: Skills.&quot;;[.B82];&quot;, level: &quot;;[.C82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83];&quot;.skills.push({skill: Skills.&quot;;[.B83];&quot;, level: &quot;;[.C83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A84];&quot;.skills.push({skill: Skills.&quot;;[.B84];&quot;, level: &quot;;[.C84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</table:table-row>
        <table:table-row table:style-name="ro1">
          <table:table-cell office:value-type="string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A85];&quot;.skills.push({skill: Skills.&quot;;[.B85];&quot;, level: &quot;;[.C85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6];&quot;.skills.push({skill: Skills.&quot;;[.B86];&quot;, level: &quot;;[.C86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7];&quot;.skills.push({skill: Skills.&quot;;[.B87];&quot;, level: &quot;;[.C87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88];&quot;.skills.push({skill: Skills.&quot;;[.B88];&quot;, level: &quot;;[.C88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89];&quot;.skills.push({skill: Skills.&quot;;[.B89];&quot;, level: &quot;;[.C89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A90];&quot;.skills.push({skill: Skills.&quot;;[.B90];&quot;, level: &quot;;[.C90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A91];&quot;.skills.push({skill: Skills.&quot;;[.B91];&quot;, level: &quot;;[.C91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A92];&quot;.skills.push({skill: Skills.&quot;;[.B92];&quot;, level: &quot;;[.C92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A93];&quot;.skills.push({skill: Skills.&quot;;[.B93];&quot;, level: &quot;;[.C93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A94];&quot;.skills.push({skill: Skills.&quot;;[.B94];&quot;, level: &quot;;[.C94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95];&quot;.skills.push({skill: Skills.&quot;;[.B95];&quot;, level: &quot;;[.C95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96];&quot;.skills.push({skill: Skills.&quot;;[.B96];&quot;, level: &quot;;[.C96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97];&quot;.skills.push({skill: Skills.&quot;;[.B97];&quot;, level: &quot;;[.C97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A98];&quot;.skills.push({skill: Skills.&quot;;[.B98];&quot;, level: &quot;;[.C98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A99];&quot;.skills.push({skill: Skills.&quot;;[.B99];&quot;, level: &quot;;[.C99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A100];&quot;.skills.push({skill: Skills.&quot;;[.B100];&quot;, level: &quot;;[.C100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A101];&quot;.skills.push({skill: Skills.&quot;;[.B101];&quot;, level: &quot;;[.C101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2];&quot;.skills.push({skill: Skills.&quot;;[.B102];&quot;, level: &quot;;[.C102];&quot;});&quot;)" office:value-type="string" office:string-value="Races.PIDGEOTTO.skills.push({skill: Skills.GUST, level: 1});" calcext:value-type="string">
            <text:p>Races.PIDGEOTTO.skills.push({skill: Skills.GUST, level: 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103];&quot;.skills.push({skill: Skills.&quot;;[.B103];&quot;, level: &quot;;[.C103];&quot;});&quot;)" office:value-type="string" office:string-value="Races.PIDGEOTTO.skills.push({skill: Skills.SAND_ATTACK, level: 5});" calcext:value-type="string">
            <text:p>Races.PIDGEOTTO.skills.push({skill: Skills.SAND_ATTACK, level: 5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104];&quot;.skills.push({skill: Skills.&quot;;[.B104];&quot;, level: &quot;;[.C104];&quot;});&quot;)" office:value-type="string" office:string-value="Races.PIDGEOTTO.skills.push({skill: Skills.QUICK_ATTACK, level: 12});" calcext:value-type="string">
            <text:p>Races.PIDGEOTTO.skills.push({skill: Skills.QUICK_ATTACK, level: 12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105];&quot;.skills.push({skill: Skills.&quot;;[.B105];&quot;, level: &quot;;[.C105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106];&quot;.skills.push({skill: Skills.&quot;;[.B106];&quot;, level: &quot;;[.C106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A107];&quot;.skills.push({skill: Skills.&quot;;[.B107];&quot;, level: &quot;;[.C107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A108];&quot;.skills.push({skill: Skills.&quot;;[.B108];&quot;, level: &quot;;[.C108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09];&quot;.skills.push({skill: Skills.&quot;;[.B109];&quot;, level: &quot;;[.C109];&quot;});&quot;)" office:value-type="string" office:string-value="Races.PIDGEOT.skills.push({skill: Skills.GUST, level: 1});" calcext:value-type="string">
            <text:p>Races.PIDGEOT.skills.push({skill: Skills.GUST, level: 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A110];&quot;.skills.push({skill: Skills.&quot;;[.B110];&quot;, level: &quot;;[.C110];&quot;});&quot;)" office:value-type="string" office:string-value="Races.PIDGEOT.skills.push({skill: Skills.SAND_ATTACK, level: 5});" calcext:value-type="string">
            <text:p>Races.PIDGEOT.skills.push({skill: Skills.SAND_ATTACK, level: 5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A111];&quot;.skills.push({skill: Skills.&quot;;[.B111];&quot;, level: &quot;;[.C111];&quot;});&quot;)" office:value-type="string" office:string-value="Races.PIDGEOT.skills.push({skill: Skills.QUICK_ATTACK, level: 12});" calcext:value-type="string">
            <text:p>Races.PIDGEOT.skills.push({skill: Skills.QUICK_ATTACK, level: 12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A112];&quot;.skills.push({skill: Skills.&quot;;[.B112];&quot;, level: &quot;;[.C112];&quot;});&quot;)" office:value-type="string" office:string-value="Races.PIDGEOT.skills.push({skill: Skills.WHIRLWIND, level: 21});" calcext:value-type="string">
            <text:p>Races.PIDGEOT.skills.push({skill: Skills.WHIRLWIND, level: 2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A113];&quot;.skills.push({skill: Skills.&quot;;[.B113];&quot;, level: &quot;;[.C113];&quot;});&quot;)" office:value-type="string" office:string-value="Races.PIDGEOT.skills.push({skill: Skills.WING_ATTACK, level: 31});" calcext:value-type="string">
            <text:p>Races.PIDGEOT.skills.push({skill: Skills.WING_ATTACK, level: 31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A114];&quot;.skills.push({skill: Skills.&quot;;[.B114];&quot;, level: &quot;;[.C114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A115];&quot;.skills.push({skill: Skills.&quot;;[.B115];&quot;, level: &quot;;[.C115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6];&quot;.skills.push({skill: Skills.&quot;;[.B116];&quot;, level: &quot;;[.C116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17];&quot;.skills.push({skill: Skills.&quot;;[.B117];&quot;, level: &quot;;[.C117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18];&quot;.skills.push({skill: Skills.&quot;;[.B118];&quot;, level: &quot;;[.C118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A119];&quot;.skills.push({skill: Skills.&quot;;[.B119];&quot;, level: &quot;;[.C119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A120];&quot;.skills.push({skill: Skills.&quot;;[.B120];&quot;, level: &quot;;[.C120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A121];&quot;.skills.push({skill: Skills.&quot;;[.B121];&quot;, level: &quot;;[.C121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22];&quot;.skills.push({skill: Skills.&quot;;[.B122];&quot;, level: &quot;;[.C122];&quot;});&quot;)" office:value-type="string" office:string-value="Races.RATICATE.skills.push({skill: Skills.TACKLE, level: 1});" calcext:value-type="string">
            <text:p>Races.RATICATE.skills.push({skill: Skills.TACKLE, level: 1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A123];&quot;.skills.push({skill: Skills.&quot;;[.B123];&quot;, level: &quot;;[.C123];&quot;});&quot;)" office:value-type="string" office:string-value="Races.RATICATE.skills.push({skill: Skills.TAIL_WHIP, level: 1});" calcext:value-type="string">
            <text:p>Races.RATICATE.skills.push({skill: Skills.TAIL_WHIP, level: 1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A124];&quot;.skills.push({skill: Skills.&quot;;[.B124];&quot;, level: &quot;;[.C124];&quot;});&quot;)" office:value-type="string" office:string-value="Races.RATICATE.skills.push({skill: Skills.QUICK_ATTACK, level: 7});" calcext:value-type="string">
            <text:p>Races.RATICATE.skills.push({skill: Skills.QUICK_ATTACK, level: 7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A125];&quot;.skills.push({skill: Skills.&quot;;[.B125];&quot;, level: &quot;;[.C125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A126];&quot;.skills.push({skill: Skills.&quot;;[.B126];&quot;, level: &quot;;[.C126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A127];&quot;.skills.push({skill: Skills.&quot;;[.B127];&quot;, level: &quot;;[.C127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</table:table-row>
      </table:table>
      <table:named-expressions/>
      <table:database-ranges>
        <table:database-range table:name="__Anonymous_Sheet_DB__0" table:target-range-address="Skills.A8:Skills.A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13T00:08:47.451111000</dc:date>
    <meta:editing-duration>PT1H44M59S</meta:editing-duration>
    <meta:editing-cycles>18</meta:editing-cycles>
    <meta:generator>LibreOffice/5.2.3.3$MacOSX_X86_64 LibreOffice_project/d54a8868f08a7b39642414cf2c8ef2f228f780cf</meta:generator>
    <meta:document-statistic meta:table-count="3" meta:cell-count="1141" meta:object-count="0"/>
  </office:meta>
</office:document-meta>
</file>